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09d0" officeooo:paragraph-rsid="001e09d0"/>
    </style:style>
    <style:style style:name="P2" style:family="paragraph" style:parent-style-name="Standard">
      <style:text-properties officeooo:rsid="00201151" officeooo:paragraph-rsid="00201151"/>
    </style:style>
    <style:style style:name="P3" style:family="paragraph" style:parent-style-name="Standard">
      <style:text-properties officeooo:rsid="00201151" officeooo:paragraph-rsid="002160a6"/>
    </style:style>
    <style:style style:name="P4" style:family="paragraph" style:parent-style-name="Standard">
      <style:text-properties officeooo:rsid="002388ef" officeooo:paragraph-rsid="002388ef"/>
    </style:style>
    <style:style style:name="P5" style:family="paragraph" style:parent-style-name="Standard">
      <style:text-properties officeooo:rsid="00257145" officeooo:paragraph-rsid="00257145"/>
    </style:style>
    <style:style style:name="P6" style:family="paragraph" style:parent-style-name="Standard">
      <style:text-properties style:font-name="Liberation Sans" officeooo:rsid="001c570d" officeooo:paragraph-rsid="001c570d"/>
    </style:style>
    <style:style style:name="P7" style:family="paragraph" style:parent-style-name="Standard">
      <style:text-properties style:font-name="Liberation Sans" officeooo:rsid="001d59ae" officeooo:paragraph-rsid="001d59ae"/>
    </style:style>
    <style:style style:name="P8" style:family="paragraph" style:parent-style-name="Standard">
      <style:text-properties style:font-name="Liberation Sans" officeooo:rsid="001e09d0" officeooo:paragraph-rsid="001e09d0"/>
    </style:style>
    <style:style style:name="P9" style:family="paragraph" style:parent-style-name="Standard">
      <style:text-properties style:font-name="Liberation Sans" officeooo:rsid="002288fa" officeooo:paragraph-rsid="002288fa"/>
    </style:style>
    <style:style style:name="P10" style:family="paragraph" style:parent-style-name="Standard">
      <style:text-properties style:font-name="Liberation Sans" officeooo:rsid="002388ef" officeooo:paragraph-rsid="002388ef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32pt" officeooo:rsid="001c570d" officeooo:paragraph-rsid="001c570d" style:font-size-asian="32pt" style:font-size-complex="32pt"/>
    </style:style>
    <style:style style:name="P12" style:family="paragraph" style:parent-style-name="Standard">
      <style:text-properties style:font-name="Liberation Sans" fo:font-size="20pt" officeooo:rsid="001c570d" officeooo:paragraph-rsid="001c570d" style:font-size-asian="20pt" style:font-size-complex="20pt"/>
    </style:style>
    <style:style style:name="P13" style:family="paragraph" style:parent-style-name="Standard">
      <style:text-properties style:font-name="Liberation Sans" fo:font-size="20pt" officeooo:rsid="001d59ae" officeooo:paragraph-rsid="001d59ae" style:font-size-asian="20pt" style:font-size-complex="20pt"/>
    </style:style>
    <style:style style:name="P14" style:family="paragraph" style:parent-style-name="Standard">
      <style:text-properties style:font-name="Liberation Sans" fo:font-size="20pt" officeooo:rsid="001e09d0" officeooo:paragraph-rsid="001e09d0" style:font-size-asian="20pt" style:font-size-complex="20pt"/>
    </style:style>
    <style:style style:name="P15" style:family="paragraph" style:parent-style-name="Standard">
      <style:text-properties style:font-name="Liberation Sans" fo:font-size="20pt" officeooo:rsid="002288fa" officeooo:paragraph-rsid="002288fa" style:font-size-asian="20pt" style:font-size-complex="20pt"/>
    </style:style>
    <style:style style:name="P16" style:family="paragraph" style:parent-style-name="Standard">
      <style:text-properties style:font-name="Liberation Sans" fo:font-size="20pt" officeooo:rsid="002388ef" officeooo:paragraph-rsid="002388ef" style:font-size-asian="20pt" style:font-size-complex="20pt"/>
    </style:style>
    <style:style style:name="P17" style:family="paragraph" style:parent-style-name="Standard">
      <style:text-properties style:font-name="Liberation Sans" fo:font-size="14pt" officeooo:rsid="001c570d" officeooo:paragraph-rsid="001e1b10" style:font-size-asian="14pt" style:font-size-complex="14pt"/>
    </style:style>
    <style:style style:name="P18" style:family="paragraph" style:parent-style-name="Standard">
      <style:text-properties style:font-name="Liberation Sans" fo:font-size="14pt" officeooo:rsid="001c570d" officeooo:paragraph-rsid="001c570d" style:font-size-asian="14pt" style:font-size-complex="14pt"/>
    </style:style>
    <style:style style:name="P19" style:family="paragraph" style:parent-style-name="Standard">
      <style:text-properties style:font-name="Liberation Sans" fo:font-size="14pt" officeooo:rsid="001e09d0" officeooo:paragraph-rsid="001e09d0" style:font-size-asian="14pt" style:font-size-complex="14pt"/>
    </style:style>
    <style:style style:name="P20" style:family="paragraph" style:parent-style-name="Standard">
      <style:text-properties style:font-name="Liberation Sans" fo:font-size="14pt" officeooo:rsid="00201151" officeooo:paragraph-rsid="00201151" style:font-size-asian="14pt" style:font-size-complex="14pt"/>
    </style:style>
    <style:style style:name="P21" style:family="paragraph" style:parent-style-name="Standard">
      <style:text-properties style:font-name="Liberation Sans" fo:font-size="14pt" officeooo:rsid="00201151" officeooo:paragraph-rsid="002160a6" style:font-size-asian="14pt" style:font-size-complex="14pt"/>
    </style:style>
    <style:style style:name="P22" style:family="paragraph" style:parent-style-name="Standard">
      <style:text-properties style:font-name="Liberation Sans" fo:font-size="14pt" officeooo:rsid="002288fa" officeooo:paragraph-rsid="002288fa" style:font-size-asian="14pt" style:font-size-complex="14pt"/>
    </style:style>
    <style:style style:name="P23" style:family="paragraph" style:parent-style-name="Standard">
      <style:text-properties style:font-name="Liberation Sans" fo:font-size="14pt" officeooo:rsid="002388ef" officeooo:paragraph-rsid="002388ef" style:font-size-asian="14pt" style:font-size-complex="14pt"/>
    </style:style>
    <style:style style:name="P24" style:family="paragraph" style:parent-style-name="Standard">
      <style:text-properties style:font-name="Liberation Sans" fo:font-style="italic" fo:font-weight="bold" officeooo:rsid="00257145" officeooo:paragraph-rsid="00257145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3pt" fo:font-weight="bold" officeooo:rsid="0026dc8b" officeooo:paragraph-rsid="0026dc8b" style:font-size-asian="13pt" style:font-weight-asian="bold" style:font-size-complex="13pt" style:font-weight-complex="bold"/>
    </style:style>
    <style:style style:name="P26" style:family="paragraph" style:parent-style-name="Standard">
      <style:text-properties style:font-name="Liberation Sans" officeooo:rsid="0026ecf5" officeooo:paragraph-rsid="0026ecf5"/>
    </style:style>
    <style:style style:name="T1" style:family="text">
      <style:text-properties officeooo:rsid="001d59ae"/>
    </style:style>
    <style:style style:name="T2" style:family="text">
      <style:text-properties officeooo:rsid="001e09d0"/>
    </style:style>
    <style:style style:name="T3" style:family="text">
      <style:text-properties officeooo:rsid="001e1b10"/>
    </style:style>
    <style:style style:name="T4" style:family="text">
      <style:text-properties officeooo:rsid="002160a6"/>
    </style:style>
    <style:style style:name="T5" style:family="text">
      <style:text-properties officeooo:rsid="002288fa"/>
    </style:style>
    <style:style style:name="T6" style:family="text">
      <style:text-properties officeooo:rsid="002388ef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e09d0" style:font-size-asian="14pt" style:font-size-complex="14pt"/>
    </style:style>
    <style:style style:name="T9" style:family="text">
      <style:text-properties fo:font-size="14pt" officeooo:rsid="001e1b10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2º Dam Juan Carlos Ramos Moll</text:p>
      <text:p text:style-name="P25"/>
      <text:p text:style-name="P11">TEMA 1 – ACTIVIDAD1</text:p>
      <text:p text:style-name="P6"/>
      <text:p text:style-name="P6"/>
      <text:p text:style-name="P12">1-Principio de usabilidad</text:p>
      <text:p text:style-name="P6"/>
      <text:p text:style-name="P6"><text:tab/><text:span text:style-name="T7">Definición: Medida en la cual un producto puede ser usado por usuarios específicos para conseguir objetivos específicos con efectividad, eficiencia y satisfacción en un contexto de uso concreto.</text:span></text:p>
      <text:p text:style-name="P17"><text:tab/>El principio de usabilidad permite describir la facilidad de uso de una aplicación.</text:p>
      <text:p text:style-name="P17"/>
      <text:p text:style-name="P17"><text:tab/>Puede ser percibida como:</text:p>
      <text:p text:style-name="P18"><text:tab/><text:tab/>-Utilidad</text:p>
      <text:p text:style-name="P18"><text:tab/><text:tab/>-Facilidad de uso</text:p>
      <text:p text:style-name="P18"><text:tab/><text:tab/>-Facilidad de aprendizaje<text:tab/><text:tab/></text:p>
      <text:p text:style-name="P18"><text:tab/><text:tab/>-Apreciación</text:p>
      <text:p text:style-name="P18"/>
      <text:p text:style-name="P18"><text:span text:style-name="T1"><text:tab/>Jakob Nielsen, creo las “REGLAS HEURÍSTICAS” , se trata de 10 sencillas normas que toda interfaz interactiva debería cumplir. Con ellas garantizamos evitar un porcentaje muy alto de problemas de usabilidad.</text:span></text:p>
      <text:p text:style-name="P18"/>
      <text:p text:style-name="P18"><text:tab/><text:span text:style-name="T3">Las reglas son las siguientes:</text:span></text:p>
      <text:p text:style-name="P18"><text:tab/><text:tab/>-<text:span text:style-name="T1">Visibilidad</text:span></text:p>
      <text:p text:style-name="P18"><text:tab/><text:tab/>-<text:span text:style-name="T1">Relación con la realidad</text:span></text:p>
      <text:p text:style-name="P18"><text:tab/><text:tab/>-<text:span text:style-name="T1">Control y libertad</text:span></text:p>
      <text:p text:style-name="P18"><text:tab/><text:tab/>-<text:span text:style-name="T1">Consistencia y estándares</text:span></text:p>
      <text:p text:style-name="P18"><text:tab/><text:tab/>-<text:span text:style-name="T1">Prevención de errores</text:span></text:p>
      <text:p text:style-name="P18"><text:tab/><text:tab/>-<text:span text:style-name="T1">Reconocimiento</text:span></text:p>
      <text:p text:style-name="P18"><text:tab/><text:tab/>-<text:span text:style-name="T1">Flexibilidad</text:span></text:p>
      <text:p text:style-name="P18"><text:tab/><text:tab/>-<text:span text:style-name="T1">Estética y minimalismo</text:span></text:p>
      <text:p text:style-name="P18"><text:tab/><text:tab/>-<text:span text:style-name="T1">Recuperarse de los errores</text:span></text:p>
      <text:p text:style-name="P18"><text:tab/><text:tab/>-<text:span text:style-name="T1">Ayuda y documentación</text:span></text:p>
      <text:p text:style-name="P6"/>
      <text:p text:style-name="P13">2-¿Qu<text:span text:style-name="T2">é</text:span> es la realidad aumentada?</text:p>
      <text:p text:style-name="P7"/>
      <text:p text:style-name="P7"><text:tab/><text:span text:style-name="T8">La realidad aumentada consiste, en añadir contenido virtual a la información física ya existente. Se consigue mediante dispositivos electrónicos.</text:span></text:p>
      <text:p text:style-name="P7"/>
      <text:p text:style-name="P14"><text:soft-page-break/>3-¿Qué es una interfaz de usuario?</text:p>
      <text:p text:style-name="P19"/>
      <text:p text:style-name="P19"><text:tab/>Es el medio para comunicarse con una máquina, computadora, equipo o dispositivo, su objetivo es el hacer mas fácil la comunicación entre el humano y la máquina, suelen contener elementos visuales y sonoros para hacer mas fácil la interacció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4-Definición y tendencias de GUI</text:p>
      <text:p text:style-name="P8"/>
      <text:p text:style-name="P8"><text:tab/><text:span text:style-name="T9">GUI (Del inglés “graphical user interface”) Es un programa informático que actúa de interfaz de usuario con elementos visuales y sonoros para facilitar la comunicación del usuario con el ordenador.</text:span></text:p>
      <text:p text:style-name="P19"/>
      <text:p text:style-name="P20"><text:tab/>Las principales tendencias actuales de diseño son:</text:p>
      <text:p text:style-name="P20"><text:tab/><text:tab/>-Tener claro lo que se quiere ofrecer: Definir previamente lo que <text:tab/>tiene que hacer.</text:p>
      <text:p text:style-name="P20"><text:tab/><text:tab/>-Diseño centrado en el usuario: Ya que es el que la tiene que <text:tab/>utilizar.</text:p>
      <text:p text:style-name="P20"><text:tab/><text:tab/>-<text:span text:style-name="T4">Minimalismo: Tiene que ser lo mas sencillo posible para que sea <text:tab/>fácil de entender su <text:tab/>uso.</text:span></text:p>
      <text:p text:style-name="P21"><text:tab/><text:tab/>-<text:span text:style-name="T4">Diseños tipográficos en negrita: Para focalizar la atención del <text:tab/>usuario a los <text:tab/>elementos que deseemos.</text:span></text:p>
      <text:p text:style-name="P21"><text:tab/><text:tab/>-<text:span text:style-name="T4">Uso de barras de progreso: Para que cuando se están realizando tareas, el usuario <text:tab/>vea que la aplicación esta trabajando, de lo contrario daría la sensación de que ha habido un <text:tab/>fallo, etc.</text:span></text:p>
      <text:p text:style-name="P21"><text:tab/><text:tab/>-<text:span text:style-name="T4">Uso de colores llamativos: Tiene que ser una experiencia agradable a la vista.</text:span></text:p>
      <text:p text:style-name="P21"><text:tab/><text:tab/>-<text:span text:style-name="T4">Buscar alternativas al menú hamburguesa: Cada vez hay alternativas más atractivas.</text:span></text:p>
      <text:p text:style-name="P21"><text:tab/><text:tab/>-<text:span text:style-name="T5">Diseño responsive: Tiene que poder adaptarse a cualquier dispositivo sin importar el <text:s/><text:tab/>tamaño de la pantalla.</text:span></text:p>
      <text:p text:style-name="P21"/>
      <text:p text:style-name="P15">5-KISS aplicado al diseño de interfaces</text:p>
      <text:p text:style-name="P22"/>
      <text:p text:style-name="P22"><text:tab/>“Keep It Simple Stupid” es un princ<text:span text:style-name="T6">ipio que consiste en diseñar de la manera mas simple posible evitando las complejidades, para facilitar el uso al usuario final.</text:span></text:p>
      <text:p text:style-name="P9"><text:soft-page-break/></text:p>
      <text:p text:style-name="P16">6-Características de una GUI</text:p>
      <text:p text:style-name="P10"><text:tab/></text:p>
      <text:p text:style-name="P10"><text:tab/><text:span text:style-name="T7">Las características de una GUI son:</text:span></text:p>
      <text:p text:style-name="P23"><text:tab/><text:tab/>-Usabilidad: Se tiene que poder usar.</text:p>
      <text:p text:style-name="P23"><text:tab/><text:tab/>-Sencillez: Debe de ser intuitiva y sencilla de usar.</text:p>
      <text:p text:style-name="P23"><text:tab/><text:tab/>-Claridad: Las funciones de los elementos tienen que quedar claras.</text:p>
      <text:p text:style-name="P23"><text:tab/><text:tab/>-Rapidez: Tiene que actuar de la manera más rápida posible.</text:p>
      <text:p text:style-name="P23"/>
      <text:p text:style-name="P26">7-</text:p>
      <text:p text:style-name="P10"/>
      <text:p text:style-name="P10"/>
      <text:p text:style-name="P10"/>
      <text:p text:style-name="P10"/>
      <text:p text:style-name="P10"/>
      <text:p text:style-name="P24">Fuentes: </text:p>
      <text:p text:style-name="P5"><text:tab/><text:a xlink:type="simple" xlink:href="http://daraa4801.blogspot.com/2012/09/212-caracteristicas-de-interfaz-grafica.html" text:style-name="Internet_20_link" text:visited-style-name="Visited_20_Internet_20_Link">http://daraa4801.blogspot.com/2012/09/212-caracteristicas-de-interfaz-grafica.html</text:a></text:p>
      <text:p text:style-name="P5"><text:tab/><text:a xlink:type="simple" xlink:href="https://www.mediaroomsolutions.es/tendencias-web" text:style-name="Internet_20_link" text:visited-style-name="Visited_20_Internet_20_Link">https://www.mediaroomsolutions.es/tendencias-web</text:a></text:p>
      <text:p text:style-name="P5"><text:tab/><text:a xlink:type="simple" xlink:href="https://es.semrush.com/blog/usabilidad-web-principios-jakob-nielsen/" text:style-name="Internet_20_link" text:visited-style-name="Visited_20_Internet_20_Link">https://es.semrush.com/blog/usabilidad-web-principios-jakob-nielsen/</text:a></text:p>
      <text:p text:style-name="P5"/>
      <text:p text:style-name="P4"><text:tab/></text:p>
      <text:p text:style-name="P3"><text:tab/><text:tab/></text:p>
      <text:p text:style-name="P2"><text:tab/></text:p>
      <text:p text:style-name="P1"><text:tab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1:01:12.243509401</meta:creation-date>
    <dc:date>2019-09-17T14:06:55.912889457</dc:date>
    <meta:editing-duration>PT1H29M4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57" meta:word-count="453" meta:character-count="3189" meta:non-whitespace-character-count="2698"/>
  </office:meta>
</office:document-meta>
</file>